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9">
      <style:text-properties fo:font-weight="normal" style:font-weight-asian="normal" style:font-weight-complex="normal"/>
    </style:style>
    <style:style style:name="P10" style:family="paragraph" style:parent-style-name="Standard" style:list-style-name="L10">
      <style:text-properties fo:font-weight="normal" style:font-weight-asian="normal" style:font-weight-complex="normal"/>
    </style:style>
    <style:style style:name="P11" style:family="paragraph" style:parent-style-name="Standard" style:list-style-name="L11">
      <style:text-properties fo:font-weight="normal" style:font-weight-asian="normal" style:font-weight-complex="normal"/>
    </style:style>
    <style:style style:name="P12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1537833312904415337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3371531304447621005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2246471450337001297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 ***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675326560124791056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***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</text:list-item>
            <text:list-item>
              <text:p text:style-name="P6">Support Cloak of mist, Magic spectacle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2935970421830653908" text:style-name="L5">
        <text:list-item>
          <text:list>
            <text:list-item>
              <text:p text:style-name="P7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7629379712120234079" text:style-name="L6">
        <text:list-item>
          <text:list>
            <text:list-item>
              <text:p text:style-name="P8">Support weapon, and armor weight ***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>Incomplete Requirements:</text:p>
      <text:p text:style-name="Standard"/>
      <text:p text:style-name="Standard"><text:tab/><text:span text:style-name="T1">50%</text:span></text:p>
      <text:list xml:id="list8589745800820442159" text:style-name="L8">
        <text:list-item>
          <text:list>
            <text:list-item>
              <text:p text:style-name="P12">Support one round character-2-character combat between 2 players with 2* limit</text:p>
              <text:list>
                <text:list-item>
                  <text:p text:style-name="P12">Each character selects a fight counter, attack direction, armors, move counter and defence direction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5710752663947804349" text:style-name="L9">
        <text:list-item>
          <text:list>
            <text:list-item>
              <text:p text:style-name="P9">Support victory points</text:p>
            </text:list-item>
            <text:list-item>
              <text:p text:style-name="P9">Support searching for hidden enemies, ect..</text:p>
            </text:list-item>
            <text:list-item>
              <text:p text:style-name="P9">Support Lost Castle, Lost City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8655650049333785547" text:style-name="L10">
        <text:list-item>
          <text:list>
            <text:list-item>
              <text:p text:style-name="P10">Support random placement of chits</text:p>
            </text:list-item>
            <text:list-item>
              <text:p text:style-name="P10"><text:soft-page-break/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- <text:s text:c="3"/>Need not implement all monsters (start with giant)</text:p>
            </text:list-item>
            <text:list-item>
              <text:p text:style-name="P10">Support multi-round combat with 1 monster</text:p>
            </text:list-item>
            <text:list-item>
              <text:p text:style-name="P10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4029769840903716359" text:style-name="L11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, weapon, and armor weight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26T19:22:35.99</dc:date>
    <meta:editing-duration>PT1H4M18S</meta:editing-duration>
    <meta:editing-cycles>17</meta:editing-cycles>
    <meta:generator>OpenOffice/4.0.1$Win32 OpenOffice.org_project/401m5$Build-9714</meta:generator>
    <meta:document-statistic meta:table-count="0" meta:image-count="0" meta:object-count="0" meta:page-count="2" meta:paragraph-count="57" meta:word-count="395" meta:character-count="2414"/>
  </office:meta>
</office:document-meta>
</file>